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ula1" style:family="table">
      <style:table-properties style:width="6.4167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ula1.A" style:family="table-column">
      <style:table-column-properties style:column-width="0.5368in"/>
    </style:style>
    <style:style style:name="Tabula1.B" style:family="table-column">
      <style:table-column-properties style:column-width="4.3069in"/>
    </style:style>
    <style:style style:name="Tabula1.C" style:family="table-column">
      <style:table-column-properties style:column-width="1.5729in"/>
    </style:style>
    <style:style style:name="Tabula1.1" style:family="table-row">
      <style:table-row-properties fo:background-color="transparent" fo:keep-together="auto">
        <style:background-image/>
      </style:table-row-properties>
    </style:style>
    <style:style style:name="Tabula1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ula1.B1" style:family="table-cell">
      <style:table-cell-properties style:vertical-align="top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ula1.C1" style:family="table-cell">
      <style:table-cell-properties style:vertical-align="top" fo:padding="0.075in" fo:border="0.05pt solid #000000" style:writing-mode="lr-tb"/>
    </style:style>
    <style:style style:name="Tabula1.2" style:family="table-row">
      <style:table-row-properties fo:keep-together="auto"/>
    </style:style>
    <style:style style:name="Tabula1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ula1.B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ula1.C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ula1.3" style:family="table-row">
      <style:table-row-properties fo:keep-together="auto"/>
    </style:style>
    <style:style style:name="Tabula1.A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ula1.B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ula1.C3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style:font-name="Arial" fo:font-size="12pt" officeooo:paragraph-rsid="00182a72" style:font-size-asian="12pt" style:font-name-complex="Arial2" style:font-size-complex="12pt"/>
    </style:style>
    <style:style style:name="P2" style:family="paragraph" style:parent-style-name="Table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82a72" style:font-size-asian="12pt" style:font-name-complex="Arial1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82a72" style:font-size-asian="12pt" style:font-name-complex="Arial2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rsid="0009b07e" officeooo:paragraph-rsid="00182a72" style:font-size-asian="12pt" style:font-name-complex="Arial2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1" fo:font-size="12pt" fo:language="lv" fo:country="LV" officeooo:paragraph-rsid="00182a72" style:font-size-asian="12pt" style:font-name-complex="Arial2" style:font-size-complex="12pt" style:font-weight-complex="bold"/>
    </style:style>
    <style:style style:name="P7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8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9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95ef0" style:font-size-asian="12pt" style:font-name-complex="Arial2" style:font-size-complex="12pt"/>
    </style:style>
    <style:style style:name="P10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rsid="00195ef0" officeooo:paragraph-rsid="00195ef0" style:font-size-asian="12pt" style:font-name-complex="Arial2" style:font-size-complex="12pt"/>
    </style:style>
    <style:style style:name="P11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font-style="italic" officeooo:paragraph-rsid="00182a72" style:font-size-asian="12pt" style:font-style-asian="italic" style:font-name-complex="Arial2" style:font-size-complex="12pt" style:font-style-complex="italic" style:font-weight-complex="bold"/>
    </style:style>
    <style:style style:name="P12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font-name="Arial1" officeooo:paragraph-rsid="00182a72"/>
    </style:style>
    <style:style style:name="P13" style:family="paragraph" style:parent-style-name="Normal_20__28_Web_29_">
      <style:paragraph-properties fo:margin-top="0in" fo:margin-bottom="0in" style:contextual-spacing="false">
        <style:tab-stops/>
      </style:paragraph-properties>
      <style:text-properties officeooo:paragraph-rsid="00182a72"/>
    </style:style>
    <style:style style:name="P14" style:family="paragraph" style:parent-style-name="Default_7e_LT_7e_Gliederung_20_1">
      <style:paragraph-properties fo:margin-top="0in" fo:margin-bottom="0in" style:contextual-spacing="false" fo:line-height="100%">
        <style:tab-stops/>
      </style:paragraph-properties>
      <style:text-properties style:use-window-font-color="true" style:text-outline="false" style:text-line-through-style="none" style:text-line-through-type="none" style:font-name="Courier 10 Pitch" fo:font-size="12pt" fo:language="lv" fo:country="LV" fo:font-style="normal" fo:text-shadow="none" style:text-underline-style="none" fo:font-weight="normal" officeooo:paragraph-rsid="00182a72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Default_7e_LT_7e_Gliederung_20_1">
      <style:paragraph-properties fo:margin-top="0in" fo:margin-bottom="0in" style:contextual-spacing="false" fo:line-height="100%" style:text-autospace="none"/>
      <style:text-properties style:use-window-font-color="true" style:text-outline="false" style:text-line-through-style="none" style:text-line-through-type="none" style:font-name="Courier 10 Pitch" fo:font-size="12pt" fo:language="lv" fo:country="LV" fo:font-style="normal" fo:text-shadow="none" style:text-underline-style="none" fo:font-weight="normal" officeooo:paragraph-rsid="00182a72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Default_7e_LT_7e_Gliederung_20_1">
      <style:paragraph-properties fo:margin-top="0in" fo:margin-bottom="0in" style:contextual-spacing="false" fo:line-height="100%" style:text-autospace="none"/>
      <style:text-properties style:use-window-font-color="true" style:text-outline="false" style:text-line-through-style="none" style:text-line-through-type="none" style:font-name="Courier 10 Pitch" fo:font-size="12pt" fo:language="lv" fo:country="LV" fo:font-style="normal" fo:text-shadow="none" style:text-underline-style="none" fo:font-weight="normal" officeooo:paragraph-rsid="00182a72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">
      <style:paragraph-properties fo:margin-left="0in" fo:margin-right="-0.0098in" fo:text-indent="0in" style:auto-text-indent="false"/>
      <style:text-properties style:use-window-font-color="true" style:font-name="Arial" fo:font-size="12pt" fo:language="lv" fo:country="LV" officeooo:paragraph-rsid="00182a72" style:font-size-asian="12pt" style:font-size-complex="12pt"/>
    </style:style>
    <style:style style:name="P18" style:family="paragraph" style:parent-style-name="Standard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19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95ef0" style:font-size-asian="12pt" style:font-name-complex="Arial2" style:font-size-complex="12pt"/>
    </style:style>
    <style:style style:name="P20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82a72" style:font-size-asian="12pt" style:font-name-complex="Arial2" style:font-size-complex="12pt" style:font-weight-complex="bold"/>
    </style:style>
    <style:style style:name="P21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rsid="000b6757" officeooo:paragraph-rsid="00182a72" style:font-size-asian="12pt" style:font-name-complex="Arial2" style:font-size-complex="12pt" style:font-weight-complex="bold"/>
    </style:style>
    <style:style style:name="P22" style:family="paragraph" style:parent-style-name="Standard" style:list-style-name="L2">
      <style:paragraph-properties fo:margin-top="0in" fo:margin-bottom="0in" style:contextual-spacing="false"/>
      <style:text-properties style:use-window-font-color="true" style:font-name="Courier 10 Pitch" fo:font-size="12pt" officeooo:paragraph-rsid="00195ef0" style:font-size-asian="12pt" style:font-name-complex="Arial2" style:font-size-complex="12pt"/>
    </style:style>
    <style:style style:name="P23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font-name="Arial1" officeooo:paragraph-rsid="00182a72"/>
    </style:style>
    <style:style style:name="P24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officeooo:paragraph-rsid="00182a72"/>
    </style:style>
    <style:style style:name="P25" style:family="paragraph" style:parent-style-name="Standard" style:list-style-name="L2">
      <style:paragraph-properties fo:margin-left="-0.0193in" fo:margin-right="-0.0098in" fo:text-indent="0in" style:auto-text-indent="false" text:number-lines="false" text:line-number="0"/>
      <style:text-properties style:use-window-font-color="true" style:font-name="Arial" fo:font-size="12pt" fo:language="lv" fo:country="LV" officeooo:paragraph-rsid="00182a72" style:font-size-asian="12pt" style:font-name-complex="Arial1" style:font-size-complex="12pt"/>
    </style:style>
    <style:style style:name="P26" style:family="paragraph" style:parent-style-name="Standard" style:list-style-name="L2">
      <style:paragraph-properties fo:margin-left="-0.0193in" fo:margin-right="-0.0098in" fo:text-indent="0in" style:auto-text-indent="false"/>
      <style:text-properties style:use-window-font-color="true" style:font-name="Arial" fo:font-size="12pt" fo:language="lv" fo:country="LV" officeooo:paragraph-rsid="00182a72" style:font-size-asian="12pt" style:font-size-complex="12pt"/>
    </style:style>
    <style:style style:name="P27" style:family="paragraph" style:parent-style-name="Standard" style:list-style-name="L2">
      <style:paragraph-properties fo:margin-left="-0.0193in" fo:margin-right="-0.0098in" fo:text-indent="0in" style:auto-text-indent="false"/>
      <style:text-properties style:use-window-font-color="true" style:font-name="Arial" fo:font-size="12pt" fo:language="lv" fo:country="LV" officeooo:paragraph-rsid="00182a72" style:font-size-asian="12pt" style:font-name-complex="Arial1" style:font-size-complex="12pt"/>
    </style:style>
    <style:style style:name="P28" style:family="paragraph" style:parent-style-name="Table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rsid="00090ba2" officeooo:paragraph-rsid="00182a72" style:font-size-asian="12pt" style:font-name-complex="Arial2" style:font-size-complex="12pt" style:font-weight-complex="bold"/>
    </style:style>
    <style:style style:name="P29" style:family="paragraph" style:parent-style-name="Table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30" style:family="paragraph" style:parent-style-name="Table" style:list-style-name="L2">
      <style:paragraph-properties fo:margin-left="0in" fo:margin-right="-0.0098in" fo:text-indent="0in" style:auto-text-indent="false"/>
      <style:text-properties officeooo:paragraph-rsid="00182a72"/>
    </style:style>
    <style:style style:name="P31" style:family="paragraph" style:parent-style-name="Table" style:list-style-name="L2">
      <style:paragraph-properties fo:margin-left="0in" fo:margin-right="-0.0098in" fo:text-indent="0in" style:auto-text-indent="false"/>
      <style:text-properties style:use-window-font-color="true" style:font-name="Arial" fo:font-size="12pt" fo:language="lv" fo:country="LV" officeooo:paragraph-rsid="00182a72" style:font-size-asian="12pt" style:font-size-complex="12pt"/>
    </style:style>
    <style:style style:name="P32" style:family="paragraph" style:parent-style-name="Table" style:list-style-name="L2">
      <style:paragraph-properties fo:margin-left="-0.0193in" fo:margin-right="-0.0098in" fo:text-indent="0in" style:auto-text-indent="false"/>
      <style:text-properties style:use-window-font-color="true" style:font-name="Arial" fo:font-size="12pt" fo:language="lv" fo:country="LV" officeooo:paragraph-rsid="00182a72" style:font-size-asian="12pt" style:font-size-complex="12pt"/>
    </style:style>
    <style:style style:name="P33" style:family="paragraph" style:parent-style-name="Normal_20__28_Web_29_" style:master-page-name="Standard">
      <style:paragraph-properties fo:margin-top="0in" fo:margin-bottom="0in" style:contextual-spacing="false" style:page-number="auto"/>
      <style:text-properties style:use-window-font-color="true" style:font-name="Arial" fo:font-size="12pt" officeooo:paragraph-rsid="00182a72" style:font-size-asian="12pt" style:font-name-complex="Arial2" style:font-size-complex="12pt"/>
    </style:style>
    <style:style style:name="P34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2a72" style:font-size-asian="12pt" style:font-name-complex="Arial2" style:font-size-complex="12pt" style:font-weight-complex="bold"/>
    </style:style>
    <style:style style:name="P35" style:family="paragraph" style:parent-style-name="Normal_20__28_Web_29_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rsid="00195ef0" officeooo:paragraph-rsid="00195ef0" style:font-size-asian="12pt" style:font-name-complex="Arial2" style:font-size-complex="12pt"/>
    </style:style>
    <style:style style:name="P36" style:family="paragraph" style:parent-style-name="Normal_20__28_Web_29_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95ef0" style:font-size-asian="12pt" style:font-name-complex="Arial2" style:font-size-complex="12pt"/>
    </style:style>
    <style:style style:name="P37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82a72" style:font-size-asian="12pt" style:font-name-complex="Arial2" style:font-size-complex="12pt" style:font-weight-complex="bold"/>
    </style:style>
    <style:style style:name="P38" style:family="paragraph" style:parent-style-name="Normal_20__28_Web_29_" style:list-style-name="L2">
      <style:paragraph-properties fo:margin-top="0in" fo:margin-bottom="0in" style:contextual-spacing="false"/>
      <style:text-properties style:use-window-font-color="true" style:font-name="Courier 10 Pitch" fo:font-size="12pt" officeooo:paragraph-rsid="00195ef0" style:font-size-asian="12pt" style:font-name-complex="Arial2" style:font-size-complex="12pt"/>
    </style:style>
    <style:style style:name="P39" style:family="paragraph" style:parent-style-name="Normal_20__28_Web_29_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Courier 10 Pitch" fo:font-size="12pt" officeooo:paragraph-rsid="00195ef0" style:font-size-asian="12pt" style:font-name-complex="Arial2" style:font-size-complex="12pt"/>
    </style:style>
    <style:style style:name="P40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officeooo:paragraph-rsid="00182a72"/>
    </style:style>
    <style:style style:name="T1" style:family="text">
      <style:text-properties fo:language="lv" fo:country="LV"/>
    </style:style>
    <style:style style:name="T2" style:family="text">
      <style:text-properties fo:language="lv" fo:country="LV" officeooo:rsid="00090ba2"/>
    </style:style>
    <style:style style:name="T3" style:family="text">
      <style:text-properties fo:language="lv" fo:country="LV" officeooo:rsid="000a4590"/>
    </style:style>
    <style:style style:name="T4" style:family="text">
      <style:text-properties fo:language="lv" fo:country="LV" fo:font-style="italic" style:font-style-asian="italic" style:font-style-complex="italic"/>
    </style:style>
    <style:style style:name="T5" style:family="text">
      <style:text-properties fo:language="lv" fo:country="LV" fo:font-style="italic" officeooo:rsid="000a4590" style:font-style-asian="italic" style:font-style-complex="italic"/>
    </style:style>
    <style:style style:name="T6" style:family="text">
      <style:text-properties fo:language="lv" fo:country="LV" fo:font-style="italic" officeooo:rsid="00037386" style:font-style-asian="italic" style:font-style-complex="italic"/>
    </style:style>
    <style:style style:name="T7" style:family="text">
      <style:text-properties fo:language="lv" fo:country="LV" officeooo:rsid="000b2cf8"/>
    </style:style>
    <style:style style:name="T8" style:family="text">
      <style:text-properties fo:language="lv" fo:country="LV" officeooo:rsid="000aaffe"/>
    </style:style>
    <style:style style:name="T9" style:family="text">
      <style:text-properties fo:language="lv" fo:country="LV" officeooo:rsid="000b59a7"/>
    </style:style>
    <style:style style:name="T10" style:family="text">
      <style:text-properties fo:language="lv" fo:country="LV" officeooo:rsid="000b6757"/>
    </style:style>
    <style:style style:name="T11" style:family="text">
      <style:text-properties fo:language="lv" fo:country="LV" officeooo:rsid="00182a72"/>
    </style:style>
    <style:style style:name="T12" style:family="text">
      <style:text-properties fo:language="lv" fo:country="LV" officeooo:rsid="000aeed3"/>
    </style:style>
    <style:style style:name="T13" style:family="text">
      <style:text-properties fo:language="lv" fo:country="LV" style:font-weight-complex="bold"/>
    </style:style>
    <style:style style:name="T14" style:family="text">
      <style:text-properties fo:language="lv" fo:country="LV" officeooo:rsid="00195ef0" style:font-weight-complex="bold"/>
    </style:style>
    <style:style style:name="T15" style:family="text">
      <style:text-properties style:use-window-font-color="true" style:font-name="Arial1" fo:font-size="12pt" style:font-size-asian="12pt" style:font-name-complex="Arial2" style:font-size-complex="12pt" style:font-weight-complex="bold"/>
    </style:style>
    <style:style style:name="T16" style:family="text">
      <style:text-properties style:use-window-font-color="true" style:font-name="Arial1" fo:font-size="12pt" officeooo:rsid="000a4590" style:font-size-asian="12pt" style:font-name-complex="Arial2" style:font-size-complex="12pt" style:font-weight-complex="bold"/>
    </style:style>
    <style:style style:name="T17" style:family="text">
      <style:text-properties style:use-window-font-color="true" style:font-name="Arial1" fo:font-size="12pt" fo:language="lv" fo:country="LV" officeooo:rsid="000a4590" style:font-size-asian="12pt" style:font-name-complex="Arial2" style:font-size-complex="12pt" style:font-weight-complex="bold"/>
    </style:style>
    <style:style style:name="T18" style:family="text">
      <style:text-properties style:use-window-font-color="true" style:font-name="Arial1" fo:font-size="12pt" fo:language="lv" fo:country="LV" style:font-size-asian="12pt" style:font-name-complex="Arial1" style:font-size-complex="12pt" style:font-weight-complex="bold"/>
    </style:style>
    <style:style style:name="T19" style:family="text">
      <style:text-properties style:use-window-font-color="true" style:font-name="Arial1" fo:font-size="12pt" fo:language="lv" fo:country="LV" officeooo:rsid="00182a72" style:font-size-asian="12pt" style:font-name-complex="Arial1" style:font-size-complex="12pt" style:font-weight-complex="bold"/>
    </style:style>
    <style:style style:name="T20" style:family="text">
      <style:text-properties style:use-window-font-color="true" style:font-name="Arial1" fo:font-size="12pt" fo:language="lv" fo:country="LV" style:font-size-asian="12pt" style:font-size-complex="12pt"/>
    </style:style>
    <style:style style:name="T21" style:family="text">
      <style:text-properties style:use-window-font-color="true" style:font-name="Arial1" fo:font-size="12pt" fo:language="lv" fo:country="LV" officeooo:rsid="000cbfc8" style:font-size-asian="12pt" style:font-size-complex="12pt"/>
    </style:style>
    <style:style style:name="T22" style:family="text"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T23" style:family="text">
      <style:text-properties style:use-window-font-color="true" style:font-name="Arial" fo:font-size="12pt" fo:language="lv" fo:country="LV" style:font-size-asian="12pt" style:font-size-complex="12pt"/>
    </style:style>
    <style:style style:name="T24" style:family="text">
      <style:text-properties style:use-window-font-color="true" style:font-name="Arial" fo:font-size="12pt" fo:language="lv" fo:country="LV" officeooo:rsid="001b1609" style:font-size-asian="12pt" style:font-size-complex="12pt"/>
    </style:style>
    <style:style style:name="T25" style:family="text">
      <style:text-properties style:use-window-font-color="true" style:font-name="Arial" fo:font-size="12pt" fo:language="lv" fo:country="LV" style:font-size-asian="12pt" style:font-name-complex="Arial2" style:font-size-complex="12pt" style:font-weight-complex="bold"/>
    </style:style>
    <style:style style:name="T26" style:family="text">
      <style:text-properties style:use-window-font-color="true" fo:font-size="12pt" style:font-size-asian="12pt" style:font-name-complex="Arial2" style:font-size-complex="12pt" style:font-weight-complex="bold"/>
    </style:style>
    <style:style style:name="T27" style:family="text">
      <style:text-properties style:use-window-font-color="true" fo:font-size="12pt" fo:language="lv" fo:country="LV" style:font-size-asian="12pt" style:font-name-complex="Arial2" style:font-size-complex="12pt" style:font-weight-complex="bold"/>
    </style:style>
    <style:style style:name="T28" style:family="text">
      <style:text-properties style:use-window-font-color="true" fo:font-size="12pt" fo:language="lv" fo:country="LV" officeooo:rsid="00182a72" style:font-size-asian="12pt" style:font-name-complex="Arial2" style:font-size-complex="12pt" style:font-weight-complex="bold"/>
    </style:style>
    <style:style style:name="T29" style:family="text">
      <style:text-properties style:font-name="Arial1"/>
    </style:style>
    <style:style style:name="T30" style:family="text">
      <style:text-properties style:font-name="Arial1" fo:language="lv" fo:country="LV"/>
    </style:style>
    <style:style style:name="T31" style:family="text">
      <style:text-properties style:font-name="Arial1" fo:language="lv" fo:country="LV" officeooo:rsid="000a4590"/>
    </style:style>
    <style:style style:name="T32" style:family="text">
      <style:text-properties style:font-name="Arial1" fo:font-size="12pt" fo:language="lv" fo:country="LV" style:font-size-asian="12pt" style:font-name-complex="Arial1" style:font-size-complex="12pt"/>
    </style:style>
    <style:style style:name="T33" style:family="text">
      <style:text-properties style:font-name="Arial1" fo:font-size="12pt" fo:language="lv" fo:country="LV" officeooo:rsid="000cbfc8" style:font-size-asian="12pt" style:font-name-complex="Arial1" style:font-size-complex="12pt"/>
    </style:style>
    <style:style style:name="T34" style:family="text">
      <style:text-properties style:font-name="Arial1" fo:font-size="12pt" fo:language="lv" fo:country="LV" fo:font-weight="bold" style:font-size-asian="12pt" style:font-weight-asian="bold" style:font-name-complex="Arial1" style:font-size-complex="12pt" style:font-weight-complex="bold"/>
    </style:style>
    <style:style style:name="T35" style:family="text">
      <style:text-properties style:font-name="Arial1" fo:font-size="12pt" style:font-size-asian="12pt" style:font-name-complex="Arial1" style:font-size-complex="12pt"/>
    </style:style>
    <style:style style:name="T36" style:family="text">
      <style:text-properties style:font-name="Arial1" fo:font-size="12pt" officeooo:rsid="000cbfc8" style:font-size-asian="12pt" style:font-name-complex="Arial1" style:font-size-complex="12pt"/>
    </style:style>
    <style:style style:name="T37" style:family="text">
      <style:text-properties style:font-name="Arial1" style:font-name-complex="Arial1"/>
    </style:style>
    <style:style style:name="T38" style:family="text">
      <style:text-properties style:font-name="Arial1" officeooo:rsid="000cbfc8" style:font-name-complex="Arial1"/>
    </style:style>
    <style:style style:name="T39" style:family="text">
      <style:text-properties style:font-name="Arial1" officeooo:rsid="0006b0d7" style:font-name-complex="Arial1"/>
    </style:style>
    <style:style style:name="T40" style:family="text">
      <style:text-properties style:font-name="Arial1" officeooo:rsid="00182a72" style:font-name-complex="Arial1"/>
    </style:style>
    <style:style style:name="T41" style:family="text">
      <style:text-properties style:font-name="Arial1" fo:font-weight="bold" officeooo:rsid="000cbfc8" style:font-weight-asian="bold" style:font-name-complex="Arial1"/>
    </style:style>
    <style:style style:name="T42" style:family="text">
      <style:text-properties officeooo:rsid="000a4590"/>
    </style:style>
    <style:style style:name="T43" style:family="text">
      <style:text-properties officeooo:rsid="0002a3d9"/>
    </style:style>
    <style:style style:name="T44" style:family="text">
      <style:text-properties officeooo:rsid="000b2cf8"/>
    </style:style>
    <style:style style:name="T45" style:family="text">
      <style:text-properties officeooo:rsid="0009b07e"/>
    </style:style>
    <style:style style:name="T46" style:family="text">
      <style:text-properties officeooo:rsid="000b59a7"/>
    </style:style>
    <style:style style:name="T47" style:family="text">
      <style:text-properties officeooo:rsid="000b6757"/>
    </style:style>
    <style:style style:name="T48" style:family="text">
      <style:text-properties officeooo:rsid="000c1880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font-name-asian="Liberation Sans1" style:font-name-complex="Liberation Sans1"/>
    </style:style>
    <style:style style:name="T52" style:family="text">
      <style:text-properties officeooo:rsid="000cbfc8"/>
    </style:style>
    <style:style style:name="T53" style:family="text">
      <style:text-properties officeooo:rsid="000d7cc7"/>
    </style:style>
    <style:style style:name="T54" style:family="text">
      <style:text-properties officeooo:rsid="00182a72"/>
    </style:style>
    <style:style style:name="T55" style:family="text">
      <style:text-properties fo:font-weight="bold" style:font-weight-asian="bold"/>
    </style:style>
    <style:style style:name="T56" style:family="text">
      <style:text-properties fo:font-weight="bold" officeooo:rsid="000626d5" style:font-weight-asian="bold"/>
    </style:style>
    <style:style style:name="T57" style:family="text">
      <style:text-properties officeooo:rsid="00195ef0"/>
    </style:style>
    <style:style style:name="T58" style:family="text">
      <style:text-properties style:font-weight-complex="bold"/>
    </style:style>
    <style:style style:name="T59" style:family="text">
      <style:text-properties officeooo:rsid="00195ef0" style:font-weight-complex="bold"/>
    </style:style>
    <style:style style:name="T60" style:family="text">
      <style:text-properties officeooo:rsid="001b16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8"><text:span text:style-name="T55">2.</text:span><text:span text:style-name="T56">Tests</text:span></text:p>
      <text:list xml:id="list8300511245945058032" text:style-name="L1">
        <text:list-item>
          <text:h text:style-name="P28" text:outline-level="1">Kurš no Java datu tipiem nav vienkāršais datu tips</text:h>
          <text:list>
            <text:list-item>
              <text:h text:style-name="P29" text:outline-level="1">int</text:h>
            </text:list-item>
            <text:list-item>
              <text:h text:style-name="P29" text:outline-level="1">double</text:h>
            </text:list-item>
            <text:list-item>
              <text:h text:style-name="P29" text:outline-level="1">String</text:h>
            </text:list-item>
            <text:list-item>
              <text:h text:style-name="P29" text:outline-level="1">char</text:h>
            </text:list-item>
          </text:list>
        </text:list-item>
      </text:list>
      <text:h text:style-name="P2" text:outline-level="1"/>
      <text:list xml:id="list102401702100105" text:continue-numbering="true" text:style-name="L1">
        <text:list-item>
          <text:p text:style-name="P18"><text:bookmark text:name="result_box7"/><text:span text:style-name="T1">K</text:span><text:span text:style-name="T2">urš no Java datu tipiem </text:span><text:span text:style-name="T1">aizņem vismazāk</text:span><text:span text:style-name="T2">o</text:span><text:span text:style-name="T1"> atmiņas apjomu.</text:span> </text:p>
          <text:list>
            <text:list-item>
              <text:p text:style-name="P34">int</text:p>
            </text:list-item>
            <text:list-item>
              <text:p text:style-name="P34">boolean</text:p>
            </text:list-item>
            <text:list-item>
              <text:p text:style-name="P34">byte</text:p>
            </text:list-item>
            <text:list-item>
              <text:p text:style-name="P34">char</text:p>
            </text:list-item>
          </text:list>
        </text:list-item>
      </text:list>
      <text:p text:style-name="P7"/>
      <text:list xml:id="list102401739791841" text:continue-numbering="true" text:style-name="L1">
        <text:list-item>
          <text:p text:style-name="P18"><text:bookmark text:name="result_box8"/><text:span text:style-name="T1">Kas jums jādara, lai int x vērtību kopētu </text:span><text:span text:style-name="T2">uz </text:span><text:span text:style-name="T1">int y?</text:span></text:p>
          <text:list>
            <text:list-item>
              <text:p text:style-name="P34">int y = x;</text:p>
            </text:list-item>
            <text:list-item>
              <text:p text:style-name="P34">int y = x.getValue();</text:p>
            </text:list-item>
            <text:list-item>
              <text:p text:style-name="P34">int y = valueOf(x);</text:p>
            </text:list-item>
            <text:list-item>
              <text:p text:style-name="P34">int y = x.clone();</text:p>
            </text:list-item>
          </text:list>
        </text:list-item>
      </text:list>
      <text:p text:style-name="P7"/>
      <text:list xml:id="list102402427115696" text:continue-numbering="true" text:style-name="L1">
        <text:list-item>
          <text:p text:style-name="P18"><text:bookmark text:name="result_box9"/><text:span text:style-name="T2">Kurā gadījumā</text:span><text:span text:style-name="T1"> tipu konvertēšan</text:span><text:span text:style-name="T2">u</text:span><text:span text:style-name="T1"> </text:span><text:span text:style-name="T2">Java nodrošina automātiski?</text:span></text:p>
          <text:list>
            <text:list-item>
              <text:p text:style-name="P34">long → int</text:p>
            </text:list-item>
            <text:list-item>
              <text:p text:style-name="P34">int → long</text:p>
            </text:list-item>
            <text:list-item>
              <text:p text:style-name="P34">double → float</text:p>
            </text:list-item>
            <text:list-item>
              <text:p text:style-name="P34">int → byte</text:p>
            </text:list-item>
          </text:list>
        </text:list-item>
      </text:list>
      <text:p text:style-name="P7"/>
      <text:list xml:id="list102401425301429" text:continue-numbering="true" text:style-name="L1">
        <text:list-item>
          <text:p text:style-name="P18"><text:bookmark text:name="result_box10"/><text:span text:style-name="T3">Kuru vārdu</text:span><text:span text:style-name="T1"> nevar izmantot </text:span><text:span text:style-name="T3">kā </text:span><text:span text:style-name="T1">JAVA mainīg</text:span><text:span text:style-name="T3">ā</text:span><text:span text:style-name="T1"> nosaukumu</text:span></text:p>
          <text:list>
            <text:list-item>
              <text:p text:style-name="P34">doing</text:p>
            </text:list-item>
            <text:list-item>
              <text:p text:style-name="P34">constant</text:p>
            </text:list-item>
            <text:list-item>
              <text:p text:style-name="P34">abstraction</text:p>
            </text:list-item>
            <text:list-item>
              <text:p text:style-name="P34">final</text:p>
            </text:list-item>
          </text:list>
        </text:list-item>
      </text:list>
      <text:p text:style-name="P7"/>
      <text:list xml:id="list102402847114545" text:continue-numbering="true" text:style-name="L1">
        <text:list-item>
          <text:p text:style-name="P18"><text:span text:style-name="T3">M</text:span><text:span text:style-name="T1">etode, kas rada jaunu objektu </text:span><text:span text:style-name="T3">ir</text:span>:</text:p>
          <text:list>
            <text:list-item>
              <text:p text:style-name="P34">create</text:p>
            </text:list-item>
            <text:list-item>
              <text:p text:style-name="P34">new</text:p>
            </text:list-item>
            <text:list-item>
              <text:p text:style-name="P34">constructor</text:p>
            </text:list-item>
            <text:list-item>
              <text:p text:style-name="P34">creator</text:p>
            </text:list-item>
          </text:list>
        </text:list-item>
      </text:list>
      <text:p text:style-name="P7"/>
      <text:list xml:id="list102401275443117" text:continue-numbering="true" text:style-name="L1">
        <text:list-item>
          <text:p text:style-name="P34">Referenc<text:span text:style-name="T42">i </text:span><text:span text:style-name="T3">uz</text:span><text:span text:style-name="T1"> </text:span><text:span text:style-name="T3">klases objektu nodrošina:</text:span></text:p>
          <text:list>
            <text:list-item>
              <text:p text:style-name="P34">this.</text:p>
            </text:list-item>
            <text:list-item>
              <text:p text:style-name="P34">super.</text:p>
            </text:list-item>
            <text:list-item>
              <text:p text:style-name="P34">me.</text:p>
            </text:list-item>
            <text:list-item>
              <text:p text:style-name="P34">class.</text:p>
            </text:list-item>
          </text:list>
        </text:list-item>
      </text:list>
      <text:p text:style-name="P7"/>
      <text:list xml:id="list102401121185844" text:continue-numbering="true" text:style-name="L1">
        <text:list-item>
          <text:p text:style-name="P34">CreateNewCar(323132, 9.0, “int”).</text:p>
        </text:list-item>
      </text:list>
      <text:p text:style-name="P12"><text:span text:style-name="T26"><text:s text:c="5"/></text:span><text:bookmark text:name="result_box12"/><text:span text:style-name="T26"><text:s/></text:span><text:span text:style-name="T1">K</text:span><text:span text:style-name="T3">uru </text:span><text:span text:style-name="T1">argumentu s</text:span><text:span text:style-name="T3">arakstu</text:span><text:span text:style-name="T1"> varētu izmantot </text:span><text:span text:style-name="T3">norādītajā</text:span><text:span text:style-name="T1"> funkcij</text:span><text:span text:style-name="T3">ā?</text:span></text:p>
      <text:list xml:id="list102401863264707" text:continue-numbering="true" text:style-name="L1">
        <text:list-item>
          <text:list>
            <text:list-item>
              <text:p text:style-name="P34">Int, double, String;</text:p>
            </text:list-item>
            <text:list-item>
              <text:p text:style-name="P34">long, double, String;</text:p>
            </text:list-item>
            <text:list-item>
              <text:p text:style-name="P34">byte, float, char;</text:p>
            </text:list-item>
            <text:list-item>
              <text:p text:style-name="P34">int, float, string. </text:p>
            </text:list-item>
          </text:list>
        </text:list-item>
      </text:list>
      <text:p text:style-name="P7"/>
      <text:list xml:id="list102401871150886" text:continue-numbering="true" text:style-name="L1">
        <text:list-item>
          <text:p text:style-name="P18"><text:bookmark text:name="result_box13"/><text:span text:style-name="T1">Ir div</text:span><text:span text:style-name="T3">as</text:span><text:span text:style-name="T1"> </text:span><text:span text:style-name="T5">char</text:span><text:span text:style-name="T1"> tipa vērtīb</text:span><text:span text:style-name="T3">as</text:span><text:span text:style-name="T1"> Bentley un BMW. K</text:span><text:span text:style-name="T3">ura </text:span><text:span text:style-name="T1">būtu pareiz</text:span><text:span text:style-name="T3">ākā izvēle</text:span><text:span text:style-name="T1"> šo div</text:span><text:span text:style-name="T3">u</text:span><text:span text:style-name="T1"> </text:span><text:soft-page-break/><text:span text:style-name="T1">mainīg</text:span><text:span text:style-name="T3">o</text:span><text:span text:style-name="T1"> vērtīb</text:span><text:span text:style-name="T3">u</text:span><text:span text:style-name="T1"> salīdzinā</text:span><text:span text:style-name="T3">šanai</text:span><text:span text:style-name="T1">?</text:span> </text:p>
          <text:list>
            <text:list-item>
              <text:p text:style-name="P34">be<text:span text:style-name="T43">n</text:span>tley = bmw</text:p>
            </text:list-item>
            <text:list-item>
              <text:p text:style-name="P34">be<text:span text:style-name="T43">n</text:span>tley.equals(bmw)</text:p>
            </text:list-item>
            <text:list-item>
              <text:p text:style-name="P34">bet<text:span text:style-name="T43">n</text:span>ley == bmw</text:p>
            </text:list-item>
            <text:list-item>
              <text:p text:style-name="P34">bentley === bmw</text:p>
            </text:list-item>
          </text:list>
        </text:list-item>
      </text:list>
      <text:p text:style-name="P7"/>
      <text:list xml:id="list102401296439405" text:continue-numbering="true" text:style-name="L1">
        <text:list-item>
          <text:p text:style-name="P40"><text:span text:style-name="T15"><text:s/></text:span><text:bookmark text:name="result_box14"/><text:span text:style-name="T17">Kā</text:span><text:span text:style-name="T16"> </text:span><text:span text:style-name="T30">jūs </text:span><text:span text:style-name="T31">aprakstītu</text:span><text:span text:style-name="T30"> mainīgo </text:span><text:span text:style-name="T31">a, lai tā vērtība būtu </text:span><text:span text:style-name="T30">simbols ar Q</text:span><text:span text:style-name="T22">?</text:span></text:p>
          <text:list>
            <text:list-item>
              <text:p text:style-name="P34">String a = “Q”;</text:p>
            </text:list-item>
            <text:list-item>
              <text:p text:style-name="P34">char a = 'Q';</text:p>
            </text:list-item>
            <text:list-item>
              <text:p text:style-name="P34">character a = 'Q';</text:p>
            </text:list-item>
            <text:list-item>
              <text:p text:style-name="P40"><text:span text:style-name="T22">char a = </text:span>`Q`;</text:p>
            </text:list-item>
          </text:list>
        </text:list-item>
      </text:list>
      <text:p text:style-name="P13"/>
      <text:p text:style-name="P7"/>
      <text:list xml:id="list102402733098381" text:continue-numbering="true" text:style-name="L1">
        <text:list-item>
          <text:p text:style-name="P18"><text:bookmark text:name="result_box15"/><text:span text:style-name="T1">Kur</text:span><text:span text:style-name="T7">a</text:span><text:span text:style-name="T1"> </text:span><text:span text:style-name="T7">no sekojošām </text:span><text:span text:style-name="T1">nosaukumu konvencij</text:span><text:span text:style-name="T7">ām</text:span><text:span text:style-name="T1"> tiek izmantot</text:span><text:span text:style-name="T7">a</text:span><text:span text:style-name="T1"> JAVA</text:span> ?</text:p>
          <text:list>
            <text:list-item>
              <text:p text:style-name="P18"><text:bookmark text:name="result_box16"/><text:span text:style-name="T7">J</text:span><text:span text:style-name="T1">AVA klases </text:span><text:span text:style-name="T8">nosaukumi</text:span><text:span text:style-name="T1"> </text:span><text:span text:style-name="T8">tiek</text:span><text:span text:style-name="T1"> rakstīti </text:span><text:span text:style-name="T4">camelCase</text:span><text:span text:style-name="T1">, sākot ar lielo burtu. Vairāki vārdi </text:span><text:span text:style-name="T8">tek atdalīti</text:span><text:span text:style-name="T1"> ar pasvītrojumu (_). </text:span><text:span text:style-name="T8">Piemēram </text:span><text:span text:style-name="T1">klase </text:span><text:span text:style-name="T4">Very_Nice_Class</text:span><text:span text:style-name="T1">.</text:span></text:p>
            </text:list-item>
            <text:list-item>
              <text:p text:style-name="P18"><text:bookmark text:name="result_box17"/><text:span text:style-name="T1">JAVA <text:s/></text:span><text:span text:style-name="T8">konstanto vērtību nosaukumi tiek</text:span><text:span text:style-name="T1"> rakstīti </text:span><text:span text:style-name="T8">ar LIELIEM burtiem</text:span><text:span text:style-name="T1">. Vairāki vārdi </text:span><text:span text:style-name="T8">tiek </text:span><text:span text:style-name="T1">rakstīti kopā. </text:span><text:span text:style-name="T8">Piemēram,</text:span><text:span text:style-name="T1"> final VERYNICECONSTANT. </text:span></text:p>
            </text:list-item>
            <text:list-item>
              <text:p text:style-name="P18"><text:bookmark text:name="result_box18"/><text:span text:style-name="T1">JAVA metode </text:span><text:span text:style-name="T8">nosaukumi</text:span><text:span text:style-name="T1"> </text:span><text:span text:style-name="T8">tiek</text:span><text:span text:style-name="T1"> rakstīti </text:span><text:span text:style-name="T4">camelCase</text:span><text:span text:style-name="T1">, sākot ar mazo burtu. Vairāki vārdi </text:span><text:span text:style-name="T8">tiek </text:span><text:span text:style-name="T1">rakstīti kopā. </text:span><text:span text:style-name="T8">Piemēram,</text:span><text:span text:style-name="T1"> </text:span><text:span text:style-name="T4">makeSomething</text:span><text:span text:style-name="T1"> ().</text:span></text:p>
            </text:list-item>
            <text:list-item>
              <text:p text:style-name="P34">J<text:span text:style-name="T1">AVA </text:span><text:span text:style-name="T8">klases</text:span><text:span text:style-name="T1"> </text:span><text:span text:style-name="T8">nosaukumi</text:span><text:span text:style-name="T1"> </text:span><text:span text:style-name="T8">tiek</text:span><text:span text:style-name="T1"> </text:span><text:span text:style-name="T8">rakstīti </text:span><text:span text:style-name="T4">camelCase,</text:span><text:span text:style-name="T1"> </text:span><text:span text:style-name="T8">sākot</text:span><text:span text:style-name="T1"> </text:span><text:span text:style-name="T8">ar</text:span><text:span text:style-name="T1"> </text:span><text:span text:style-name="T8">mazo</text:span><text:span text:style-name="T1"> </text:span><text:span text:style-name="T8">burtu</text:span><text:span text:style-name="T1">. </text:span><text:span text:style-name="T8">Vairāki</text:span><text:span text:style-name="T1"> </text:span><text:span text:style-name="T7">vārdi</text:span><text:span text:style-name="T1"> </text:span><text:span text:style-name="T7">tiek</text:span><text:span text:style-name="T1"> </text:span><text:span text:style-name="T7">rakstīti</text:span><text:span text:style-name="T1"> </text:span><text:span text:style-name="T7">kopā</text:span><text:span text:style-name="T1">. </text:span><text:span text:style-name="T7">Piemēram,</text:span><text:span text:style-name="T1"> </text:span><text:span text:style-name="T4">class </text:span><text:span text:style-name="T6">a</text:span><text:span text:style-name="T4">wesomeClass.</text:span></text:p>
            </text:list-item>
          </text:list>
        </text:list-item>
      </text:list>
      <text:p text:style-name="P11"/>
      <text:list xml:id="list102402454337370" text:continue-numbering="true" text:style-name="L1">
        <text:list-item>
          <text:p text:style-name="P37"><text:span text:style-name="T44">Kuram</text:span> <text:span text:style-name="T44">koda pieraksta stilam Java tiek dota priekšroka?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a.</text:p>
            <text:p text:style-name="P1">if (x == 1) {int b =2}</text:p>
          </table:table-cell>
          <table:table-cell table:style-name="Table1.A1" office:value-type="string">
            <text:p text:style-name="P1">b.</text:p>
            <text:p text:style-name="P1">if (x == 1) {</text:p>
            <text:p text:style-name="P1"><text:s text:c="3"/>int b = 2;</text:p>
            <text:p text:style-name="P1">}</text:p>
          </table:table-cell>
          <table:table-cell table:style-name="Table1.A1" office:value-type="string">
            <text:p text:style-name="P1">c.</text:p>
            <text:p text:style-name="P1">if (x == 1) {</text:p>
            <text:p text:style-name="P1"><text:s text:c="3"/>int b = 2;}</text:p>
          </table:table-cell>
          <table:table-cell table:style-name="Table1.D1" office:value-type="string">
            <text:p text:style-name="P1">d.</text:p>
            <text:p text:style-name="P1">if (x == 1) </text:p>
            <text:p text:style-name="P1">{</text:p>
            <text:p text:style-name="P1"><text:s text:c="3"/>int b = 2;</text:p>
            <text:p text:style-name="P1">}</text:p>
          </table:table-cell>
        </table:table-row>
      </table:table>
      <text:list xml:id="list8511132863017936414" text:style-name="L2">
        <text:list-header>
          <text:p text:style-name="P20"/>
          <text:p text:style-name="P20"><text:span text:style-name="T54">13. </text:span>Kas ir <text:span text:style-name="T45">konkrētās</text:span> klases <text:span text:style-name="T45">mainīgais</text:span></text:p>
        </text:list-header>
      </text:list>
      <text:p text:style-name="P5"/>
      <text:list xml:id="list102401312874293" text:continue-numbering="true" text:style-name="L2">
        <text:list-item>
          <text:list>
            <text:list-item>
              <text:p text:style-name="P20"><text:span text:style-name="T45">Metode</text:span>.</text:p>
            </text:list-item>
            <text:list-item>
              <text:p text:style-name="P20">Pa<text:span text:style-name="T45">kotne</text:span>.</text:p>
            </text:list-item>
            <text:list-item>
              <text:p text:style-name="P20">Obje<text:span text:style-name="T45">kts</text:span></text:p>
            </text:list-item>
            <text:list-item>
              <text:p text:style-name="P20"><text:span text:style-name="T46">Atribūti</text:span>.</text:p>
            </text:list-item>
          </text:list>
        </text:list-item>
      </text:list>
      <text:p text:style-name="P4"/>
      <text:p text:style-name="P6"/>
      <text:list xml:id="list102401307058034" text:continue-numbering="true" text:style-name="L2">
        <text:list-header>
          <text:p text:style-name="P23"><text:bookmark text:name="result_box25"/><text:span text:style-name="T28">14. </text:span><text:span text:style-name="T1">Kas nosaka objekt</text:span><text:span text:style-name="T9">a</text:span><text:span text:style-name="T1"> uzvedību?</text:span></text:p>
          <text:p text:style-name="P20"/>
        </text:list-header>
      </text:list>
      <text:p text:style-name="P4"><text:tab/><text:span text:style-name="T54">a. </text:span>Metod<text:span text:style-name="T46">e</text:span>.</text:p>
      <text:p text:style-name="P4"><text:tab/><text:span text:style-name="T54">b. </text:span>Pa<text:span text:style-name="T46">kotn</text:span>e.</text:p>
      <text:p text:style-name="P4"><text:tab/><text:span text:style-name="T54">c. </text:span>Obje<text:span text:style-name="T46">kts</text:span>.</text:p>
      <text:p text:style-name="P4"><text:tab/><text:span text:style-name="T54">d. </text:span>Atrib<text:span text:style-name="T46">ūti</text:span></text:p>
      <text:list xml:id="list102403060682162" text:continue-numbering="true" text:style-name="L2">
        <text:list-header>
          <text:p text:style-name="P23"/>
          <text:p text:style-name="P23"><text:bookmark text:name="result_box26"/><text:span text:style-name="T11">15. </text:span><text:span text:style-name="T1">Ko </text:span><text:span text:style-name="T10">iz</text:span><text:span text:style-name="T1">sauc jaun</text:span><text:span text:style-name="T10">a</text:span><text:span text:style-name="T1"> objekt</text:span><text:span text:style-name="T10">a</text:span><text:span text:style-name="T1"> radīšanai</text:span><text:span text:style-name="T27">?</text:span></text:p>
          <text:list text:continue-numbering="true">
            <text:list-header>
              <text:p text:style-name="P20"/>
              <text:p text:style-name="P20"><text:span text:style-name="T54">a. </text:span>Met<text:span text:style-name="T47">odi</text:span></text:p>
              <text:p text:style-name="P20"><text:span text:style-name="T54">b. Pakotni</text:span>.</text:p>
              <text:p text:style-name="P21"><text:span text:style-name="T54">c. </text:span>Atribūtus</text:p>
              <text:p text:style-name="P20"><text:span text:style-name="T54">d. Konstruktoru</text:span>.</text:p>
            </text:list-header>
          </text:list>
        </text:list-header>
      </text:list>
      <text:p text:style-name="P4"/>
      <text:p text:style-name="P4"><text:soft-page-break/><text:span text:style-name="T48">Programmas kods</text:span> 1<text:span text:style-name="T54">6</text:span> – 1<text:span text:style-name="T54">8</text:span> <text:span text:style-name="T48">jautājumiem</text:span>:</text:p>
      <text:p text:style-name="P4"/>
      <text:p text:style-name="P14">1 <text:s/>public <text:span text:style-name="T49"><text:s text:c="4"/></text:span><text:span text:style-name="T50">1</text:span><text:span text:style-name="T49"> <text:s text:c="4"/></text:span><text:s/>TestDog {</text:p>
      <text:p text:style-name="P15">2 <text:s text:c="5"/>public static void main(String[] args) {</text:p>
      <text:p text:style-name="P15">3 <text:s text:c="9"/>Dog d = new <text:span text:style-name="T49"><text:s text:c="3"/></text:span><text:span text:style-name="T50">2</text:span><text:span text:style-name="T49"> <text:s text:c="2"/></text:span>();</text:p>
      <text:p text:style-name="P15">4 <text:s text:c="9"/>d.setWeight(42);</text:p>
      <text:p text:style-name="P16"><text:span text:style-name="T51">5 <text:s text:c="9"/>System.out.println("Dog d's weight is " + </text:span><text:span text:style-name="T49"><text:s/></text:span><text:span text:style-name="T50">3</text:span><text:span text:style-name="T49"> <text:s/></text:span>.getWeight()); </text:p>
      <text:p text:style-name="P15">6 <text:s text:c="5"/>}</text:p>
      <text:p text:style-name="P15">7 <text:s/>}</text:p>
      <text:p text:style-name="P4"/>
      <text:list xml:id="list102402457807813" text:continue-numbering="true" text:style-name="L2">
        <text:list-header>
          <text:p text:style-name="P20"><text:s/></text:p>
          <text:p text:style-name="P24"><text:span text:style-name="T19">16.</text:span><text:span text:style-name="T18"> </text:span><text:bookmark text:name="result_box27"/><text:span text:style-name="T32">Kurš no </text:span><text:span text:style-name="T33">sekojošiem vārdiem</text:span><text:span text:style-name="T32"> ir jāliek </text:span><text:span text:style-name="T34">1</text:span><text:span text:style-name="T35"> </text:span><text:span text:style-name="T36">vietā</text:span><text:span text:style-name="T25">?</text:span></text:p>
          <text:p text:style-name="P20"/>
          <text:list text:continue-numbering="true">
            <text:list-header>
              <text:p text:style-name="P20"><text:span text:style-name="T54">a. f</text:span>unction</text:p>
              <text:p text:style-name="P20"><text:span text:style-name="T54">b. m</text:span>ethod</text:p>
              <text:p text:style-name="P20"><text:span text:style-name="T54">c. c</text:span>lass</text:p>
              <text:p text:style-name="P20"><text:span text:style-name="T54">d. </text:span>Object</text:p>
            </text:list-header>
          </text:list>
        </text:list-header>
      </text:list>
      <text:p text:style-name="P4"/>
      <text:p text:style-name="P4"/>
      <text:list xml:id="list102403115056839" text:continue-numbering="true" text:style-name="L2">
        <text:list-header>
          <text:p text:style-name="P20"><text:span text:style-name="T54">17.</text:span> <text:span text:style-name="T37">Kurš no </text:span><text:span text:style-name="T38">sekojošiem vārdiem</text:span><text:span text:style-name="T37"> ir jāliek </text:span><text:span text:style-name="T41">2</text:span><text:span text:style-name="T37"> </text:span><text:span text:style-name="T38">vietā</text:span>?</text:p>
          <text:p text:style-name="P20"/>
          <text:list text:continue-numbering="true">
            <text:list-header>
              <text:p text:style-name="P20"><text:span text:style-name="T54">a. </text:span>d</text:p>
              <text:p text:style-name="P20"><text:span text:style-name="T54">b. </text:span>Dog</text:p>
              <text:p text:style-name="P20"><text:span text:style-name="T54">c. O</text:span>bject</text:p>
              <text:p text:style-name="P20"><text:span text:style-name="T54">d. </text:span>class</text:p>
            </text:list-header>
          </text:list>
        </text:list-header>
      </text:list>
      <text:p text:style-name="P4"/>
      <text:p text:style-name="P4"/>
      <text:list xml:id="list102403094979026" text:continue-numbering="true" text:style-name="L2">
        <text:list-header>
          <text:p text:style-name="P20"><text:span text:style-name="T40">18. </text:span><text:span text:style-name="T37">Kurš no </text:span><text:span text:style-name="T38">sekojošiem vārdiem</text:span><text:span text:style-name="T37"> ir jāliek </text:span><text:span text:style-name="T41">3</text:span><text:span text:style-name="T37"> </text:span><text:span text:style-name="T38">vietā</text:span>?</text:p>
        </text:list-header>
      </text:list>
      <text:p text:style-name="P4"><text:tab/></text:p>
      <text:list xml:id="list102401651063772" text:continue-numbering="true" text:style-name="L2">
        <text:list-item>
          <text:list>
            <text:list-header>
              <text:p text:style-name="P20"><text:span text:style-name="T54">a. </text:span>d</text:p>
              <text:p text:style-name="P20"><text:span text:style-name="T54">b. </text:span>Dog</text:p>
              <text:p text:style-name="P20"><text:span text:style-name="T54">c. </text:span>d.Dog</text:p>
            </text:list-header>
          </text:list>
        </text:list-item>
      </text:list>
      <text:p text:style-name="P4"><text:tab/> <text:s text:c="4"/><text:span text:style-name="T54">d. </text:span>class</text:p>
      <text:list xml:id="list102401384647840" text:continue-numbering="true" text:style-name="L2">
        <text:list-item>
          <text:list>
            <text:list-header>
              <text:p text:style-name="P20"/>
            </text:list-header>
          </text:list>
          <text:p text:style-name="P20"><text:span text:style-name="T54">19.</text:span> <text:span text:style-name="T39">Salīdzini</text:span><text:span text:style-name="T37"> aprakstus sarakst</text:span><text:span text:style-name="T39">ā</text:span><text:span text:style-name="T37"> pa kreisi, </text:span><text:span text:style-name="T39">tu</text:span><text:span text:style-name="T38">kša</text:span><text:span text:style-name="T39">jā kolonā norādot</text:span><text:span text:style-name="T37"> pareizo koncepciju no saraksta labajā pusē. </text:span></text:p>
        </text:list-item>
      </text:list>
      <text:p text:style-name="P3"/>
      <table:table table:name="Tabula1" table:style-name="Tabula1">
        <table:table-column table:style-name="Tabula1.A"/>
        <table:table-column table:style-name="Tabula1.B"/>
        <table:table-column table:style-name="Tabula1.C"/>
        <table:table-row table:style-name="Tabula1.1">
          <table:table-cell table:style-name="Tabula1.A1" office:value-type="string">
            <text:h text:style-name="P17" text:outline-level="1"/>
          </table:table-cell>
          <table:table-cell table:style-name="Tabula1.B1" office:value-type="string">
            <text:list xml:id="list102401908259370" text:continue-numbering="true" text:style-name="L2">
              <text:list-header>
                <text:p text:style-name="P25"><text:span text:style-name="T52">S</text:span>pēja izveidot mainīgo, funkciju vai objektu, k<text:span text:style-name="T52">uram </text:span>ir vairāk nekā vien<text:span text:style-name="T52">a</text:span> form<text:span text:style-name="T52">a</text:span>.</text:p>
              </text:list-header>
            </text:list>
          </table:table-cell>
          <table:table-cell table:style-name="Tabula1.C1" office:value-type="string">
            <text:list xml:id="list102402638039875" text:continue-numbering="true" text:style-name="L2">
              <text:list-header>
                <text:h text:style-name="P30" text:outline-level="1"><text:span text:style-name="T24">a</text:span><text:span text:style-name="T23">.</text:span><text:span text:style-name="T20"> </text:span><text:span text:style-name="T21">I</text:span><text:span text:style-name="T30">ekapsulēšana</text:span><text:span text:style-name="T29"> </text:span></text:h>
              </text:list-header>
            </text:list>
          </table:table-cell>
        </table:table-row>
        <table:table-row table:style-name="Tabula1.2">
          <table:table-cell table:style-name="Tabula1.A2" office:value-type="string">
            <text:list xml:id="list102402593654599" text:continue-numbering="true" text:style-name="L2">
              <text:list-header>
                <text:h text:style-name="P31" text:outline-level="1"/>
              </text:list-header>
            </text:list>
          </table:table-cell>
          <table:table-cell table:style-name="Tabula1.B2" office:value-type="string">
            <text:list xml:id="list102403156627146" text:continue-numbering="true" text:style-name="L2">
              <text:list-header>
                <text:p text:style-name="P26"><text:bookmark text:name="result_box29"/>Valoda<text:span text:style-name="T52">s</text:span> mehānisms, <text:span text:style-name="T52">kurš</text:span> ierobež<text:span text:style-name="T52">o</text:span> piekļuvi dažām <text:s/>objekta <text:span text:style-name="T52">komponentēm</text:span>. </text:p>
              </text:list-header>
            </text:list>
          </table:table-cell>
          <table:table-cell table:style-name="Tabula1.C2" office:value-type="string">
            <text:list xml:id="list102402169184986" text:continue-numbering="true" text:style-name="L2">
              <text:list-header>
                <text:h text:style-name="P32" text:outline-level="1"><text:span text:style-name="T60">b</text:span>. <text:span text:style-name="T52">Mantošana</text:span></text:h>
              </text:list-header>
            </text:list>
          </table:table-cell>
        </table:table-row>
        <table:table-row table:style-name="Tabula1.3">
          <table:table-cell table:style-name="Tabula1.A3" office:value-type="string">
            <text:list xml:id="list102402707851446" text:continue-numbering="true" text:style-name="L2">
              <text:list-header>
                <text:h text:style-name="P32" text:outline-level="1"/>
              </text:list-header>
            </text:list>
          </table:table-cell>
          <table:table-cell table:style-name="Tabula1.B3" office:value-type="string">
            <text:list xml:id="list102402829039423" text:continue-numbering="true" text:style-name="L2">
              <text:list-header>
                <text:p text:style-name="P27"><text:bookmark text:name="result_box31"/>Ļauj definēt klasi <text:span text:style-name="T53">kādā</text:span> citā klasē, <text:span text:style-name="T53">atvieglojot vietnes</text:span> izveid<text:span text:style-name="T53">i</text:span> un uzturē<text:span text:style-name="T53">šanu</text:span>.</text:p>
              </text:list-header>
            </text:list>
          </table:table-cell>
          <table:table-cell table:style-name="Tabula1.C3" office:value-type="string">
            <text:list xml:id="list102402210319064" text:continue-numbering="true" text:style-name="L2">
              <text:list-header>
                <text:h text:style-name="P32" text:outline-level="1"><text:span text:style-name="T60">c</text:span>. <text:span text:style-name="T52">Polimorfisms</text:span></text:h>
              </text:list-header>
            </text:list>
          </table:table-cell>
        </table:table-row>
      </table:table>
      <text:list xml:id="list102402151750687" text:continue-numbering="true" text:style-name="L2">
        <text:list-header>
          <text:p text:style-name="P35"/>
          <text:p text:style-name="P35"/>
        </text:list-header>
      </text:list>
      <text:p text:style-name="P10"/>
      <text:p text:style-name="P10"/>
      <text:p text:style-name="P10"/>
      <text:p text:style-name="P10"/>
      <text:p text:style-name="P10"><text:soft-page-break/>20.</text:p>
      <text:list xml:id="list102402441082333" text:continue-numbering="true" text:style-name="L2">
        <text:list-header>
          <text:p text:style-name="P22"><text:s text:c="5"/>int a = 51;</text:p>
          <text:p text:style-name="P38"><text:tab/>int b = 5;</text:p>
          <text:p text:style-name="P39"><text:tab/>int c = a%b;</text:p>
          <text:p text:style-name="P39"/>
          <text:p text:style-name="P19"><text:bookmark text:name="result_box"/><text:span text:style-name="T1">Kura no šīm atbildēm ir pareiz</text:span><text:span text:style-name="T12">a?</text:span> </text:p>
          <text:p text:style-name="P19"/>
          <text:p text:style-name="P36"/>
        </text:list-header>
      </text:list>
      <text:p text:style-name="P9"><text:span text:style-name="T58"><text:tab/></text:span><text:span text:style-name="T59">a. </text:span><text:span text:style-name="T58">c <text:s/>= <text:s/>1;</text:span></text:p>
      <text:p text:style-name="P9"><text:span text:style-name="T59"><text:tab/>b. </text:span>c = 10;</text:p>
      <text:p text:style-name="P9"><text:span text:style-name="T57"><text:tab/>c. </text:span>c = 10,2</text:p>
      <text:p text:style-name="P9"><text:span text:style-name="T14"><text:tab/>d. </text:span><text:span text:style-name="T13">c = 49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5:39:32.186252860</meta:creation-date>
    <dc:date>2015-03-25T10:24:00.915138683</dc:date>
    <meta:editing-duration>P0D</meta:editing-duration>
    <meta:editing-cycles>3</meta:editing-cycles>
    <meta:generator>LibreOffice/4.2.7.2$Linux_x86 LibreOffice_project/420m0$Build-2</meta:generator>
    <meta:document-statistic meta:table-count="2" meta:image-count="0" meta:object-count="0" meta:page-count="4" meta:paragraph-count="128" meta:word-count="585" meta:character-count="3177" meta:non-whitespace-character-count="2669"/>
  </office:meta>
</office:document-meta>
</file>